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P</mi>
            <mo stretchy="false">̂</mo>
          </mover>
        </mrow>
        <mi>l</mi>
      </msub>
      <mrow>
        <mo stretchy="false">(</mo>
        <mrow>
          <msub>
            <mi>k</mi>
            <mn>0</mn>
          </msub>
          <mi>a</mi>
        </mrow>
        <mo stretchy="false">)</mo>
      </mrow>
      <mrow>
        <mi/>
        <mo stretchy="false">=</mo>
        <mi/>
      </mrow>
      <msub>
        <mfenced open="(" close=")">
          <mrow>
            <mfrac>
              <mrow>
                <mi>l</mi>
                <mi/>
                <msub>
                  <mi>j</mi>
                  <mi>l</mi>
                </msub>
                <mrow>
                  <mo stretchy="false">(</mo>
                  <mrow>
                    <mi>z</mi>
                  </mrow>
                  <mo stretchy="false">)</mo>
                </mrow>
                <mrow>
                  <mi/>
                  <mo stretchy="false">−</mo>
                  <mi/>
                </mrow>
                <mi>z</mi>
                <mi>j</mi>
                <msub>
                  <mi>'</mi>
                  <mi>l</mi>
                </msub>
                <mrow>
                  <mo stretchy="false">(</mo>
                  <mrow>
                    <mi>z</mi>
                  </mrow>
                  <mo stretchy="false">)</mo>
                </mrow>
              </mrow>
              <mrow>
                <mrow>
                  <mo stretchy="false">(</mo>
                  <mrow>
                    <mi>l</mi>
                    <mrow>
                      <mi/>
                      <mo stretchy="false">+</mo>
                      <mi/>
                    </mrow>
                    <mn>1</mn>
                  </mrow>
                  <mo stretchy="false">)</mo>
                </mrow>
                <mi/>
                <msub>
                  <mi>j</mi>
                  <mi>l</mi>
                </msub>
                <mrow>
                  <mo stretchy="false">(</mo>
                  <mrow>
                    <mi>z</mi>
                  </mrow>
                  <mo stretchy="false">)</mo>
                </mrow>
                <mrow>
                  <mi/>
                  <mo stretchy="false">+</mo>
                  <mi/>
                </mrow>
                <mi>z</mi>
                <mi/>
                <mi>j</mi>
                <msub>
                  <mi>'</mi>
                  <mi>l</mi>
                </msub>
                <mrow>
                  <mo stretchy="false">(</mo>
                  <mrow>
                    <mi>z</mi>
                  </mrow>
                  <mo stretchy="false">)</mo>
                </mrow>
              </mrow>
            </mfrac>
          </mrow>
        </mfenced>
        <mrow>
          <mi>z</mi>
          <mrow>
            <mi/>
            <mo stretchy="false">=</mo>
            <mi/>
          </mrow>
          <msub>
            <mi>k</mi>
            <mn>0</mn>
          </msub>
          <mi>a</mi>
        </mrow>
      </msub>
    </mrow>
    <annotation encoding="StarMath 5.0">{hat P} _l (k _0 a) ~=~ 
left ( 
 {l ` j _l (z) ~-~ z j' _l (z)} over {(l ~+~ 1) ` j _l (z) ~+~ z ` j' _l (z)} 
right ) _{z `=` k _0 a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1:57:34.329000000</meta:creation-date>
    <meta:generator>LibreOffice/4.1.4.2$Windows_x86 LibreOffice_project/0a0440ccc0227ad9829de5f46be37cfb6edcf72</meta:generator>
  </office:meta>
</office:document-meta>
</file>